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DD74B6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5156"/>
    </style:style>
    <style:style style:name="P2" style:family="paragraph">
      <loext:graphic-properties draw:fill-color="#395511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21pt" style:font-size-asian="18.3500003814697pt" style:font-size-complex="21pt"/>
    </style:style>
    <style:style style:name="T3" style:family="text">
      <style:text-properties fo:font-size="22pt" officeooo:rsid="000f768f" style:font-size-asian="19.25pt" style:font-size-complex="22pt"/>
    </style:style>
    <style:style style:name="T4" style:family="text">
      <style:text-properties style:font-name="Ink Free" fo:font-size="22pt" officeooo:rsid="000f768f" style:font-size-asian="19.25pt" style:font-size-complex="22pt"/>
    </style:style>
    <style:style style:name="T5" style:family="text">
      <style:text-properties style:font-name="Ink Free" fo:font-size="22pt" officeooo:rsid="00105156" style:font-size-asian="19.25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eeeee" draw:fill-color="#395511" draw:textarea-horizontal-align="justify" draw:textarea-vertical-align="middle" draw:auto-grow-height="false" fo:min-height="4.56cm" fo:min-width="17.789cm" loext:decorative="false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2" draw:style-name="gr1" draw:text-style-name="P2" svg:width="18.28cm" svg:height="5.051cm" svg:x="-1.072cm" svg:y="-0.2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1" text:anchor-type="char" svg:x="-0.676cm" svg:y="0.169cm" svg:width="4.115cm" svg:height="4.115cm" draw:z-index="1"><draw:image xlink:href="Pictures/10000000000001F4000001F4DD74B686.png" xlink:type="simple" xlink:show="embed" xlink:actuate="onLoad" draw:mime-type="image/png"/></draw:frame><text:s text:c="3"/></text:p>
      <text:p text:style-name="P1"><text:s text:c="3"/><text:span text:style-name="T4"><text:s/>HOME <text:s text:c="3"/>SOBRE <text:s text:c="2"/>N</text:span><text:span text:style-name="T5">Ó</text:span><text:span text:style-name="T4">S <text:s text:c="2"/>CON</text:span><text:span text:style-name="T5">T</text:span><text:span text:style-name="T4">ATO</text:span><text:span text:style-name="T5">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07:35:57.740000000</meta:creation-date>
    <dc:date>2025-05-30T08:41:42.555000000</dc:date>
    <meta:editing-duration>PT42M19S</meta:editing-duration>
    <meta:editing-cycles>2</meta:editing-cycles>
    <meta:generator>LibreOffice/24.2.1.2$Windows_X86_64 LibreOffice_project/db4def46b0453cc22e2d0305797cf981b68ef5ac</meta:generator>
    <meta:document-statistic meta:table-count="0" meta:image-count="1" meta:object-count="0" meta:page-count="1" meta:paragraph-count="2" meta:word-count="4" meta:character-count="37" meta:non-whitespace-character-count="20"/>
  </office:meta>
</office:document-meta>
</file>